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6_6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A. Hart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3 May 1859</text:p>
      <text:p text:style-name="P2">Month<text:tab/><text:tab/><text:tab/><text:tab/><text:tab/><text:tab/>May</text:p>
      <text:p text:style-name="P2">Year<text:tab/><text:tab/><text:tab/><text:tab/><text:tab/><text:tab/>1859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photocopy is also available in Box 19, FF 2.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4"><text:span text:style-name="T1">274 South 4</text:span><text:span text:style-name="T2">th</text:span><text:span text:style-name="T1"> Street./</text:span></text:p>
      <text:p text:style-name="P4"><text:span text:style-name="T1">Philad May 13</text:span><text:span text:style-name="T2">th</text:span><text:span text:style-name="T1"> 1859/</text:span></text:p>
      <text:p text:style-name="P2">Dear Sir/</text:p>
      <text:p text:style-name="P2"><text:tab/>The “Mitzvah” of/ setting the North East Column [crossed-out: for]/ supporting the “Achal” in The New/ Synagogue. <text:s/>I beg to present to/ you, having secured the same/ from the congregation for this/ purpose last Sunday./</text:p>
      <text:p text:style-name="P2"><text:tab/>Hoping that we may both/ live to be present on that occasion/</text:p>
      <text:p text:style-name="P2"><text:tab/><text:tab/><text:tab/><text:tab/>I am Dear Sir/</text:p>
      <text:p text:style-name="P2"><text:tab/><text:tab/><text:tab/><text:tab/><text:tab/>Yours Very Respy/</text:p>
      <text:p text:style-name="P2"><text:tab/><text:tab/><text:tab/><text:tab/><text:tab/><text:tab/>A. Hart./</text:p>
      <text:p text:style-name="P2">Revd. S. Morais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3T12:42:52</meta:creation-date>
    <dc:date>2012-03-15T12:23:01.64</dc:date>
    <dc:language>en-US</dc:language>
    <meta:editing-cycles>4</meta:editing-cycles>
    <meta:editing-duration>PT00H04M31S</meta:editing-duration>
    <dc:creator>Penn Libraries</dc:creator>
    <meta:document-statistic meta:table-count="0" meta:image-count="0" meta:object-count="0" meta:page-count="2" meta:paragraph-count="70" meta:word-count="251" meta:character-count="1719"/>
    <meta:user-defined meta:name="Info 1"/>
    <meta:user-defined meta:name="Info 2"/>
    <meta:user-defined meta:name="Info 3"/>
    <meta:user-defined meta:name="Info 4"/>
  </office:meta>
</office:document-meta>
</file>